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rix Slab Regular" svg:font-family="'Brix Slab 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orizontal_20_Line">
      <style:text-properties style:font-name="Brix Slab Regular"/>
    </style:style>
    <style:style style:name="P2" style:family="paragraph" style:parent-style-name="Heading_20_3">
      <style:text-properties style:font-name="Brix Slab Regular"/>
    </style:style>
    <style:style style:name="P3" style:family="paragraph" style:parent-style-name="Heading_20_4">
      <style:text-properties style:font-name="Brix Slab Regular"/>
    </style:style>
    <style:style style:name="P4" style:family="paragraph" style:parent-style-name="Heading_20_5">
      <style:text-properties style:font-name="Brix Slab Regular"/>
    </style:style>
    <style:style style:name="P5" style:family="paragraph" style:parent-style-name="Standard">
      <style:text-properties style:font-name="Brix Slab Regular"/>
    </style:style>
    <style:style style:name="P6" style:family="paragraph" style:parent-style-name="Text_20_body" style:list-style-name="L1"/>
    <style:style style:name="P7" style:family="paragraph" style:parent-style-name="Text_20_body" style:list-style-name="L1">
      <style:paragraph-properties fo:margin-top="0in" fo:margin-bottom="0in" style:contextual-spacing="false"/>
    </style:style>
    <style:style style:name="P8" style:family="paragraph" style:parent-style-name="Text_20_body" style:list-style-name="L2"/>
    <style:style style:name="P9" style:family="paragraph" style:parent-style-name="Text_20_body" style:list-style-name="L2">
      <style:paragraph-properties fo:margin-top="0in" fo:margin-bottom="0in" style:contextual-spacing="false"/>
    </style:style>
    <style:style style:name="P10" style:family="paragraph" style:parent-style-name="Text_20_body" style:list-style-name="L3"/>
    <style:style style:name="P11" style:family="paragraph" style:parent-style-name="Text_20_body" style:list-style-name="L3">
      <style:paragraph-properties fo:margin-top="0in" fo:margin-bottom="0in" style:contextual-spacing="false"/>
    </style:style>
    <style:style style:name="P12" style:family="paragraph" style:parent-style-name="Text_20_body" style:list-style-name="L4"/>
    <style:style style:name="P13" style:family="paragraph" style:parent-style-name="Text_20_body" style:list-style-name="L4">
      <style:paragraph-properties fo:margin-top="0in" fo:margin-bottom="0in" style:contextual-spacing="false"/>
    </style:style>
    <style:style style:name="P14" style:family="paragraph" style:parent-style-name="Text_20_body" style:list-style-name="L5"/>
    <style:style style:name="P15" style:family="paragraph" style:parent-style-name="Text_20_body" style:list-style-name="L5">
      <style:paragraph-properties fo:margin-top="0in" fo:margin-bottom="0in" style:contextual-spacing="false"/>
    </style:style>
    <style:style style:name="P16" style:family="paragraph" style:parent-style-name="Text_20_body" style:list-style-name="L6"/>
    <style:style style:name="P17" style:family="paragraph" style:parent-style-name="Text_20_body" style:list-style-name="L6">
      <style:paragraph-properties fo:margin-top="0in" fo:margin-bottom="0in" style:contextual-spacing="false"/>
    </style:style>
    <style:style style:name="P18" style:family="paragraph" style:parent-style-name="Text_20_body" style:list-style-name="L7"/>
    <style:style style:name="P19" style:family="paragraph" style:parent-style-name="Text_20_body" style:list-style-name="L7">
      <style:paragraph-properties fo:margin-top="0in" fo:margin-bottom="0in" style:contextual-spacing="false"/>
    </style:style>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9">
      <style:paragraph-properties fo:margin-top="0in" fo:margin-bottom="0in" style:contextual-spacing="false"/>
    </style:style>
    <style:style style:name="P23" style:family="paragraph" style:parent-style-name="Text_20_body" style:list-style-name="L10"/>
    <style:style style:name="P24" style:family="paragraph" style:parent-style-name="Text_20_body" style:list-style-name="L10">
      <style:paragraph-properties fo:margin-top="0in" fo:margin-bottom="0in" style:contextual-spacing="false"/>
    </style:style>
    <style:style style:name="P25" style:family="paragraph" style:parent-style-name="Text_20_body" style:list-style-name="L8">
      <style:paragraph-properties fo:margin-top="0in" fo:margin-bottom="0in" style:contextual-spacing="false"/>
      <style:text-properties style:font-name="Brix Slab Regular"/>
    </style:style>
    <style:style style:name="P26" style:family="paragraph" style:parent-style-name="Text_20_body" style:list-style-name="L8">
      <style:text-properties style:font-name="Brix Slab Regular"/>
    </style:style>
    <style:style style:name="P27" style:family="paragraph" style:parent-style-name="Text_20_body" style:list-style-name="L9">
      <style:paragraph-properties fo:margin-top="0in" fo:margin-bottom="0in" style:contextual-spacing="false"/>
      <style:text-properties style:font-name="Brix Slab Regular"/>
    </style:style>
    <style:style style:name="T1" style:family="text">
      <style:text-properties style:font-name="Brix Slab Regular"/>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T1">die </text:span><text:span text:style-name="Strong_20_Emphasis"><text:span text:style-name="T1">senseBox Wetterhütte</text:span></text:span><text:span text:style-name="T1"> ist ein speziell entwickeltes Gehäuse, das zum Schutz von Umwelt- und Wettersensoren verwendet wird. Sie ist so konzipiert, dass sie den Einfluss äußerer Witterungsbedingungen wie Sonneneinstrahlung, Regen, Schnee und Staub auf die Sensoren minimiert, während eine ausreichende Luftzirkulation für genaue Messungen gewährleistet bleibt. Dies macht die Wetterhütte ideal für den Einsatz in Außenbereichen zur Langzeitüberwachung von Wetter- und Umweltdaten.</text:span></text:p>
      <text:h text:style-name="P2" text:outline-level="3"/>
      <text:h text:style-name="P2" text:outline-level="3">Ausführliches Datenblatt für die senseBox Wetterhütte</text:h>
      <text:h text:style-name="P3" text:outline-level="4">Allgemeine Informationen</text:h>
      <text:list xml:id="list335727545" text:style-name="L1">
        <text:list-item>
          <text:p text:style-name="P7"><text:span text:style-name="Strong_20_Emphasis"><text:span text:style-name="T1">Produktname:</text:span></text:span><text:span text:style-name="T1"> senseBox Wetterhütte</text:span></text:p>
        </text:list-item>
        <text:list-item>
          <text:p text:style-name="P7"><text:span text:style-name="Strong_20_Emphasis"><text:span text:style-name="T1">Einsatzbereiche:</text:span></text:span><text:span text:style-name="T1"> Schutz von Umweltsensoren, Wetterstationen, Umweltüberwachung, Forschung</text:span></text:p>
        </text:list-item>
        <text:list-item>
          <text:p text:style-name="P6"><text:span text:style-name="Strong_20_Emphasis"><text:span text:style-name="T1">Herstellung:</text:span></text:span><text:span text:style-name="T1"> Maßgefertigt aus wetterbeständigem Holz, auf Anfrage von einer Schreinerei produziert</text:span></text:p>
        </text:list-item>
      </text:list>
      <text:h text:style-name="P3" text:outline-level="4">Technische Spezifikationen</text:h>
      <text:h text:style-name="P4" text:outline-level="5">Material und Aufbau</text:h>
      <text:list xml:id="list3562028929" text:style-name="L2">
        <text:list-item>
          <text:p text:style-name="P9"><text:span text:style-name="Strong_20_Emphasis"><text:span text:style-name="T1">Material:</text:span></text:span><text:span text:style-name="T1"> Wetterbeständiges Holz, speziell behandelt und lackiert</text:span></text:p>
        </text:list-item>
        <text:list-item>
          <text:p text:style-name="P9"><text:span text:style-name="Strong_20_Emphasis"><text:span text:style-name="T1">Oberflächenbehandlung:</text:span></text:span><text:span text:style-name="T1"> Weiß lackiert mit wetterfestem Lack, um Schutz vor Witterungseinflüssen zu gewährleisten und die Langlebigkeit zu erhöhen</text:span></text:p>
        </text:list-item>
        <text:list-item>
          <text:p text:style-name="P9"><text:span text:style-name="Strong_20_Emphasis"><text:span text:style-name="T1">Farbe:</text:span></text:span><text:span text:style-name="T1"> Weiß, um die Wärmeabsorption durch Sonneneinstrahlung zu minimieren</text:span></text:p>
        </text:list-item>
        <text:list-item>
          <text:p text:style-name="P8"><text:span text:style-name="Strong_20_Emphasis"><text:span text:style-name="T1">Design:</text:span></text:span><text:span text:style-name="T1"> Traditionelle Lamellenstruktur zur Abschirmung gegen direkte Sonneneinstrahlung und Niederschläge, während eine gute Belüftung für präzise Temperatur- und Feuchtigkeitsmessungen erhalten bleibt</text:span></text:p>
        </text:list-item>
      </text:list>
      <text:h text:style-name="P4" text:outline-level="5">Abmessungen</text:h>
      <text:list xml:id="list1501679459" text:style-name="L3">
        <text:list-item>
          <text:p text:style-name="P11"><text:span text:style-name="Strong_20_Emphasis"><text:span text:style-name="T1">Außenmaße:</text:span></text:span><text:span text:style-name="T1"> Ca. 150 mm Durchmesser x 200 mm Höhe (abhängig von den spezifischen Anforderungen)</text:span></text:p>
        </text:list-item>
        <text:list-item>
          <text:p text:style-name="P11"><text:span text:style-name="Strong_20_Emphasis"><text:span text:style-name="T1">Innenmaße:</text:span></text:span><text:span text:style-name="T1"> Genügend Platz für die Installation verschiedener Sensoren wie Temperatur-, Feuchtigkeits-, und Luftdrucksensoren</text:span></text:p>
        </text:list-item>
        <text:list-item>
          <text:p text:style-name="P10"><text:span text:style-name="Strong_20_Emphasis"><text:span text:style-name="T1">Gewicht:</text:span></text:span><text:span text:style-name="T1"> Variabel, abhängig von den spezifischen Abmessungen und der Holzart</text:span></text:p>
        </text:list-item>
      </text:list>
      <text:h text:style-name="P4" text:outline-level="5">Montage und Installation</text:h>
      <text:list xml:id="list1855013313" text:style-name="L4">
        <text:list-item>
          <text:p text:style-name="P13"><text:span text:style-name="Strong_20_Emphasis"><text:span text:style-name="T1">Montagemöglichkeiten:</text:span></text:span></text:p>
          <text:list>
            <text:list-item>
              <text:p text:style-name="P13"><text:span text:style-name="Strong_20_Emphasis"><text:span text:style-name="T1">Mastmontage:</text:span></text:span><text:span text:style-name="T1"> Befestigung an Masten oder Pfosten mit Klemmen oder Schellen</text:span></text:p>
            </text:list-item>
            <text:list-item>
              <text:p text:style-name="P13"><text:span text:style-name="Strong_20_Emphasis"><text:span text:style-name="T1">Wandmontage:</text:span></text:span><text:span text:style-name="T1"> Möglichkeit zur Befestigung an Wänden oder anderen stabilen Strukturen</text:span></text:p>
            </text:list-item>
          </text:list>
        </text:list-item>
        <text:list-item>
          <text:p text:style-name="P12"><text:span text:style-name="Strong_20_Emphasis"><text:span text:style-name="T1">Kabeleinführungen:</text:span></text:span><text:span text:style-name="T1"> Vorgesehene Öffnungen und Durchführungen für Kabel, die vor Witterungseinflüssen geschützt sind</text:span></text:p>
        </text:list-item>
      </text:list>
      <text:h text:style-name="P4" text:outline-level="5"><text:soft-page-break/>Schutzfunktionen</text:h>
      <text:list xml:id="list3529307951" text:style-name="L5">
        <text:list-item>
          <text:p text:style-name="P15"><text:span text:style-name="Strong_20_Emphasis"><text:span text:style-name="T1">Witterungsschutz:</text:span></text:span><text:span text:style-name="T1"> Schützt die Sensoren effektiv vor Regen, Schnee, Hagel und direkter Sonneneinstrahlung</text:span></text:p>
        </text:list-item>
        <text:list-item>
          <text:p text:style-name="P15"><text:span text:style-name="Strong_20_Emphasis"><text:span text:style-name="T1">Belüftung:</text:span></text:span><text:span text:style-name="T1"> Die Lamellenstruktur ermöglicht eine ausreichende Luftzirkulation, verhindert Überhitzung und gewährleistet genaue Messwerte</text:span></text:p>
        </text:list-item>
        <text:list-item>
          <text:p text:style-name="P14"><text:span text:style-name="Strong_20_Emphasis"><text:span text:style-name="T1">Staub- und Insektenschutz:</text:span></text:span><text:span text:style-name="T1"> Minimiert den Einfluss von Staub, Schmutz und Insekten auf die Sensoren</text:span></text:p>
        </text:list-item>
      </text:list>
      <text:h text:style-name="P3" text:outline-level="4">Funktionen und Merkmale</text:h>
      <text:list xml:id="list1670041136" text:style-name="L6">
        <text:list-item>
          <text:p text:style-name="P17"><text:span text:style-name="Strong_20_Emphasis"><text:span text:style-name="T1">Individuelle Anfertigung:</text:span></text:span><text:span text:style-name="T1"> Maßgefertigt nach spezifischen Anforderungen des Nutzers, angepasst an verschiedene Sensorgrößen und -typen</text:span></text:p>
        </text:list-item>
        <text:list-item>
          <text:p text:style-name="P17"><text:span text:style-name="Strong_20_Emphasis"><text:span text:style-name="T1">Langlebigkeit:</text:span></text:span><text:span text:style-name="T1"> Hochwertige, wetterbeständige Materialien und Lacke, die eine lange Lebensdauer gewährleisten</text:span></text:p>
        </text:list-item>
        <text:list-item>
          <text:p text:style-name="P16"><text:span text:style-name="Strong_20_Emphasis"><text:span text:style-name="T1">Einfache Wartung:</text:span></text:span><text:span text:style-name="T1"> Leicht zugängliche Konstruktion für die regelmäßige Überprüfung und Wartung der installierten Sensoren</text:span></text:p>
        </text:list-item>
      </text:list>
      <text:h text:style-name="P3" text:outline-level="4">Anwendungsbereiche</text:h>
      <text:list xml:id="list902116751" text:style-name="L7">
        <text:list-item>
          <text:p text:style-name="P19"><text:span text:style-name="Strong_20_Emphasis"><text:span text:style-name="T1">Umweltüberwachung:</text:span></text:span><text:span text:style-name="T1"> Geeignet für Wetterstationen zur genauen Messung von Umweltparametern wie Temperatur, Luftfeuchtigkeit und Luftdruck</text:span></text:p>
        </text:list-item>
        <text:list-item>
          <text:p text:style-name="P19"><text:span text:style-name="Strong_20_Emphasis"><text:span text:style-name="T1">Forschung:</text:span></text:span><text:span text:style-name="T1"> Bereitstellung einer stabilen und geschützten Umgebung für wissenschaftliche Messgeräte und Langzeitstudien</text:span></text:p>
        </text:list-item>
        <text:list-item>
          <text:p text:style-name="P19"><text:span text:style-name="Strong_20_Emphasis"><text:span text:style-name="T1">Citizen Science:</text:span></text:span><text:span text:style-name="T1"> Unterstützung von Bürgerwissenschaftsprojekten durch eine robuste und zuverlässige Plattform für Umweltsensoren</text:span></text:p>
        </text:list-item>
        <text:list-item>
          <text:p text:style-name="P18"><text:span text:style-name="Strong_20_Emphasis"><text:span text:style-name="T1">Bildung:</text:span></text:span><text:span text:style-name="T1"> Einsatz in Bildungseinrichtungen zur Demonstration und Erfassung von Wetter- und Umweltdaten</text:span></text:p>
        </text:list-item>
      </text:list>
      <text:h text:style-name="P3" text:outline-level="4">Sicherheits- und Nutzungsrichtlinien</text:h>
      <text:list xml:id="list3826338212" text:style-name="L8">
        <text:list-item>
          <text:p text:style-name="P20"><text:span text:style-name="Strong_20_Emphasis"><text:span text:style-name="T1">Betriebssicherheit:</text:span></text:span></text:p>
          <text:list>
            <text:list-item>
              <text:p text:style-name="P25">Sicherstellen, dass die Wetterhütte fest montiert ist, um eine sichere Installation zu gewährleisten und Beschädigungen durch starken Wind oder andere Einflüsse zu vermeiden</text:p>
            </text:list-item>
            <text:list-item>
              <text:p text:style-name="P25">Regelmäßige Überprüfung auf Beschädigungen durch Umwelteinflüsse und notwendige Wartung durchführen</text:p>
            </text:list-item>
          </text:list>
        </text:list-item>
        <text:list-item>
          <text:p text:style-name="P20"><text:span text:style-name="Strong_20_Emphasis"><text:span text:style-name="T1">Wartung:</text:span></text:span></text:p>
          <text:list>
            <text:list-item>
              <text:p text:style-name="P25">Regelmäßige Reinigung der Lamellen und der inneren Bereiche, um die Funktionsfähigkeit zu erhalten und präzise Messungen sicherzustellen</text:p>
            </text:list-item>
            <text:list-item>
              <text:p text:style-name="P26">Überprüfung der Lackierung und bei Bedarf erneuern, um den Witterungsschutz aufrechtzuerhalten</text:p>
            </text:list-item>
          </text:list>
        </text:list-item>
      </text:list>
      <text:h text:style-name="P3" text:outline-level="4">Verpackung und Lieferung</text:h>
      <text:list xml:id="list1515694055" text:style-name="L9">
        <text:list-item>
          <text:p text:style-name="P22"><text:span text:style-name="Strong_20_Emphasis"><text:span text:style-name="T1">Lieferumfang:</text:span></text:span></text:p>
          <text:list>
            <text:list-item>
              <text:p text:style-name="P27">1 x senseBox Wetterhütte (maßgefertigt)</text:p>
            </text:list-item>
            <text:list-item>
              <text:p text:style-name="P27">Montagematerial (z.B. Klemmen, Schrauben)</text:p>
            </text:list-item>
            <text:list-item>
              <text:p text:style-name="P27"><text:soft-page-break/>Anleitung zur Montage und Installation</text:p>
            </text:list-item>
          </text:list>
        </text:list-item>
        <text:list-item>
          <text:p text:style-name="P21"><text:span text:style-name="Strong_20_Emphasis"><text:span text:style-name="T1">Verpackung:</text:span></text:span><text:span text:style-name="T1"> Robuste Verpackung, um das Gehäuse während des Transports zu schützen</text:span></text:p>
        </text:list-item>
      </text:list>
      <text:h text:style-name="P3" text:outline-level="4">Hinweise und Empfehlungen</text:h>
      <text:list xml:id="list815522855" text:style-name="L10">
        <text:list-item>
          <text:p text:style-name="P24"><text:span text:style-name="Strong_20_Emphasis"><text:span text:style-name="T1">Kompatibilität:</text:span></text:span><text:span text:style-name="T1"> Kompatibel mit einer Vielzahl von senseBox-Sensoren sowie anderen gängigen Umweltsensoren</text:span></text:p>
        </text:list-item>
        <text:list-item>
          <text:p text:style-name="P24"><text:span text:style-name="Strong_20_Emphasis"><text:span text:style-name="T1">Standortwahl:</text:span></text:span><text:span text:style-name="T1"> Empfohlene Platzierung an einem offenen, unbeschatteten Ort, um optimale Messbedingungen zu gewährleisten</text:span></text:p>
        </text:list-item>
        <text:list-item>
          <text:p text:style-name="P23"><text:span text:style-name="Strong_20_Emphasis"><text:span text:style-name="T1">Erweiterungsmöglichkeiten:</text:span></text:span><text:span text:style-name="T1"> Möglichkeit zur Anpassung oder Erweiterung der Wetterhütte für zusätzliche Sensoren oder spezifische Anforderungen</text:span></text:p>
        </text:list-item>
      </text:list>
      <text:p text:style-name="P1"/>
      <text:p text:style-name="Text_20_body"><text:span text:style-name="Strong_20_Emphasis"><text:span text:style-name="T1">Hinweis:</text:span></text:span><text:span text:style-name="T1"> Dieses ausführliche Datenblatt bietet eine detaillierte Übersicht über die technischen Spezifikationen, Funktionen und Anwendungsmöglichkeiten der maßgefertigten senseBox Wetterhütte aus wetterbeständigem Holz. Für spezifische Anforderungen und detaillierte technische Informationen wird empfohlen, die vollständige technische Dokumentation und Benutzerhandbücher zu konsultieren.</text:span></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rix Slab Regular" svg:font-family="'Brix Slab 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30T12:28:09.331092306</meta:creation-date>
    <dc:date>2024-07-30T12:28:53.108255859</dc:date>
    <meta:editing-duration>PT45S</meta:editing-duration>
    <meta:editing-cycles>1</meta:editing-cycles>
    <meta:document-statistic meta:table-count="0" meta:image-count="0" meta:object-count="0" meta:page-count="3" meta:paragraph-count="52" meta:word-count="571" meta:character-count="4781" meta:non-whitespace-character-count="4300"/>
    <meta:generator>LibreOffice/7.3.7.2$Linux_X86_64 LibreOffice_project/30$Build-2</meta:generator>
  </office:meta>
</office:document-meta>
</file>